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6.35cm" fo:min-width="9.3cm"/>
    </style:style>
    <style:style style:name="gr2" style:family="graphic" style:parent-style-name="standard">
      <style:graphic-properties draw:textarea-horizontal-align="justify" draw:textarea-vertical-align="top" draw:auto-grow-height="false" fo:min-height="5.338cm" fo:min-width="4.66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fill-color="#ffff00" draw:textarea-horizontal-align="justify" draw:textarea-vertical-align="top" draw:auto-grow-height="false" fo:min-height="4.35cm" fo:min-width="7.1cm"/>
    </style:style>
    <style:style style:name="gr6" style:family="graphic" style:parent-style-name="standard">
      <style:graphic-properties draw:fill-color="#fe7f00" draw:textarea-horizontal-align="justify" draw:textarea-vertical-align="top" draw:auto-grow-height="false" fo:min-height="2.25cm" fo:min-width="4.4cm"/>
    </style:style>
    <style:style style:name="gr7" style:family="graphic" style:parent-style-name="standard">
      <style:graphic-properties draw:fill-color="#62c400" draw:textarea-horizontal-align="justify" draw:textarea-vertical-align="top" draw:auto-grow-height="false" fo:min-height="0.65cm" fo:min-width="3.2cm"/>
    </style:style>
    <style:style style:name="gr8" style:family="graphic" style:parent-style-name="standard">
      <style:graphic-properties draw:fill-color="#e300e3" draw:textarea-horizontal-align="justify" draw:textarea-vertical-align="top" draw:auto-grow-height="false" fo:min-height="3.57cm" fo:min-width="3.32cm"/>
    </style:style>
    <style:style style:name="gr9" style:family="graphic" style:parent-style-name="standard">
      <style:graphic-properties draw:fill-color="#62c400" draw:textarea-horizontal-align="justify" draw:textarea-vertical-align="middle" draw:auto-grow-height="false" fo:min-height="1.942cm" fo:min-width="1.8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e7f00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62c4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e300e3"/>
      <style:paragraph-properties fo:text-align="center"/>
    </style:style>
    <style:style style:name="P8" style:family="paragraph">
      <loext:graphic-properties draw:fill-color="#62c4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6.6cm" svg:x="1.504cm" svg:y="7.7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3cm" svg:height="7.9cm" svg:x="16.587cm" svg:y="7.2cm">
          <text:p text:style-name="P2">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1.1cm" svg:x="5.104cm" svg:y="6.1cm">
          <draw:text-box>
            <text:p>Client</text:p>
          </draw:text-box>
        </draw:frame>
        <draw:frame draw:style-name="gr4" draw:text-style-name="P3" draw:layer="layout" svg:width="2.2cm" svg:height="1cm" svg:x="19.187cm" svg:y="5.7cm">
          <draw:text-box>
            <text:p>Node</text:p>
          </draw:text-box>
        </draw:frame>
        <draw:custom-shape draw:style-name="gr5" draw:text-style-name="P4" draw:layer="layout" svg:width="7.6cm" svg:height="4.6cm" svg:x="2.504cm" svg:y="9cm">
          <text:p text:style-name="P1"><text:span text:style-name="T1">Encry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9cm" svg:height="2.5cm" svg:x="3.904cm" svg:y="10.2cm">
          <text:p text:style-name="P1"><text:span text:style-name="T1">Compr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7cm" svg:height="0.9cm" svg:x="4.504cm" svg:y="11.3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4cm" svg:height="5.4cm" svg:x="17.587cm" svg:y="9.3cm">
          <text:p text:style-name="P2">Distrib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3cm" svg:height="3.1cm" svg:x="18.687cm" svg:y="11cm">
          <text:p text:style-name="P2">Data 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1.304cm" svg:y1="9cm" svg:x2="17.2cm" svg:y2="9cm">
          <text:p text:style-name="P2"/>
        </draw:line>
        <draw:line draw:style-name="gr11" draw:text-style-name="P9" draw:layer="layout" svg:x1="16.704cm" svg:y1="12.3cm" svg:x2="11.3cm" svg:y2="12.3cm">
          <text:p/>
        </draw:line>
        <draw:frame draw:style-name="gr3" draw:text-style-name="P3" draw:layer="layout" svg:width="2.3cm" svg:height="1.1cm" svg:x="11.704cm" svg:y="7.8cm">
          <draw:text-box>
            <text:p>Send</text:p>
          </draw:text-box>
        </draw:frame>
        <draw:frame draw:style-name="gr4" draw:text-style-name="P3" draw:layer="layout" svg:width="2.7cm" svg:height="1cm" svg:x="14.504cm" svg:y="7.8cm">
          <draw:text-box>
            <text:p>Listen</text:p>
          </draw:text-box>
        </draw:frame>
        <draw:frame draw:style-name="gr3" draw:text-style-name="P3" draw:layer="layout" svg:width="2.7cm" svg:height="1.1cm" svg:x="14.604cm" svg:y="12.7cm">
          <draw:text-box>
            <text:p>Serve</text:p>
          </draw:text-box>
        </draw:frame>
        <draw:frame draw:style-name="gr12" draw:text-style-name="P3" draw:layer="layout" svg:width="2.8cm" svg:height="0.962cm" svg:x="11.704cm" svg:y="12.7cm">
          <draw:text-box>
            <text:p>Receive</text:p>
          </draw:text-box>
        </draw:frame>
        <draw:connector draw:style-name="gr11" draw:text-style-name="P9" draw:layer="layout" draw:type="curve" draw:line-skew="0.813cm" svg:x1="22.818cm" svg:y1="8.356cm" svg:x2="22.818cm" svg:y2="13.944cm" draw:start-shape="id1" draw:start-glue-point="11" draw:end-shape="id1" draw:end-glue-point="9" svg:d="M22818 8356c3576 0 3576 5588 0 5588" svg:viewBox="0 0 2683 5589">
          <text:p/>
        </draw:connector>
        <draw:frame draw:style-name="gr13" draw:text-style-name="P3" draw:layer="layout" svg:width="3.6cm" svg:height="1.673cm" svg:x="25.6cm" svg:y="10.1cm">
          <draw:text-box>
            <text:p>Distribute</text:p>
            <text:p>/ coll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23:02:03.886150512</meta:creation-date>
    <dc:date>2019-12-05T23:21:24.493719013</dc:date>
    <meta:editing-duration>PT9M4S</meta:editing-duration>
    <meta:editing-cycles>1</meta:editing-cycles>
    <meta:generator>LibreOffice/6.0.7.3$Linux_X86_64 LibreOffice_project/00m0$Build-3</meta:generator>
    <meta:document-statistic meta:object-count="17"/>
  </office:meta>
</office:document-meta>
</file>